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8.715cm" fo:min-width="27.2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 style:list-style-name="L1">
      <style:graphic-properties draw:fill-color="#eeeeee" draw:textarea-horizontal-align="justify" draw:textarea-vertical-align="middle" draw:auto-grow-height="false" fo:min-height="0.512cm" fo:min-width="6.544cm"/>
      <style:paragraph-properties style:writing-mode="lr-tb"/>
    </style:style>
    <style:style style:name="gr4" style:family="graphic" style:parent-style-name="standard" style:list-style-name="L1">
      <style:graphic-properties draw:fill-color="#eeeeee" draw:textarea-horizontal-align="justify" draw:textarea-vertical-align="middle" draw:auto-grow-height="false" fo:min-height="0.512cm" fo:min-width="6.544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512cm" fo:min-width="3.298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12cm" fo:min-width="8.2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12cm" fo:min-width="27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 style:list-style-name="L1">
      <style:graphic-properties draw:fill-color="#eeeeee" draw:textarea-horizontal-align="justify" draw:textarea-vertical-align="middle" draw:auto-grow-height="false" fo:min-height="0.512cm" fo:min-width="6.544cm"/>
      <style:paragraph-properties style:writing-mode="lr-tb"/>
    </style:style>
    <style:style style:name="gr12" style:family="graphic" style:parent-style-name="standard" style:list-style-name="L1">
      <style:graphic-properties draw:fill-color="#eeeeee" draw:textarea-horizontal-align="justify" draw:textarea-vertical-align="middle" draw:auto-grow-height="false" fo:min-height="0.512cm" fo:min-width="6.544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828cm" fo:min-width="8.013cm" fo:wrap-option="no-wrap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655cm" fo:min-width="7.374cm" fo:wrap-option="no-wrap"/>
      <style:paragraph-properties style:writing-mode="lr-tb"/>
    </style:style>
    <style:style style:name="gr15" style:family="graphic" style:parent-style-name="standard" style:list-style-name="L1">
      <style:graphic-properties draw:fill-color="#ffffff" draw:textarea-horizontal-align="justify" draw:textarea-vertical-align="middle" draw:auto-grow-height="false" fo:min-height="1.655cm" fo:min-width="7.374cm" fo:wrap-option="no-wrap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966cm" fo:min-width="7.079cm" fo:wrap-option="no-wrap"/>
      <style:paragraph-properties style:writing-mode="lr-tb"/>
    </style:style>
    <style:style style:name="gr17" style:family="graphic" style:parent-style-name="standard" style:list-style-name="L1">
      <style:graphic-properties draw:fill-color="#ffffff" draw:textarea-horizontal-align="justify" draw:textarea-vertical-align="middle" draw:auto-grow-height="false" fo:min-height="1.655cm" fo:min-width="7.374cm" fo:wrap-option="no-wrap"/>
      <style:paragraph-properties style:writing-mode="lr-tb"/>
    </style:style>
    <style:style style:name="gr18" style:family="graphic" style:parent-style-name="standard" style:list-style-name="L1">
      <style:graphic-properties draw:fill-color="#ffffff" draw:textarea-horizontal-align="justify" draw:textarea-vertical-align="middle" draw:auto-grow-height="false" fo:min-height="2.749cm" fo:min-width="11.441cm" fo:wrap-option="no-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eeeeee"/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7.7cm" svg:height="18.965cm" svg:x="1.032cm" svg:y="0.99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cm" svg:y1="4.264cm" svg:x2="28.7cm" svg:y2="4.264cm">
            <text:p/>
          </draw:line>
          <draw:custom-shape draw:style-name="gr3" draw:text-style-name="P4" draw:layer="layout" svg:width="7.044cm" svg:height="0.762cm" svg:x="11.071cm" svg:y="1.797cm">
            <text:p text:style-name="P3"><text:span text:style-name="T1">Выберите </text:span><text:span text:style-name="T2">выходной</text:span><text:span text:style-name="T1"> катаог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7.044cm" svg:height="0.762cm" svg:x="11.071cm" svg:y="2.997cm">
            <text:p text:style-name="P3"><text:span text:style-name="T1">Выберите видео стимули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798cm" svg:height="0.762cm" svg:x="24.517cm" svg:y="1.797cm">
            <text:p text:style-name="P5"><text:span text:style-name="T3">начать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8.751cm" svg:height="0.762cm" svg:x="19.564cm" svg:y="2.997cm">
            <text:p text:style-name="P5"><text:span text:style-name="T4">60</text:span></text:p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4.767cm" svg:height="1.115cm" svg:x="19.369cm" svg:y="1.824cm">
            <draw:text-box>
              <text:p><text:span text:style-name="T2">Используемый FPS 60</text:span></text:p>
            </draw:text-box>
          </draw:frame>
          <draw:frame draw:style-name="gr7" draw:text-style-name="P8" draw:layer="layout" svg:width="4.767cm" svg:height="1.115cm" svg:x="1.17cm" svg:y="1.825cm">
            <draw:text-box>
              <text:p><text:span text:style-name="T2">Выходной каталог</text:span></text:p>
            </draw:text-box>
          </draw:frame>
          <draw:frame draw:style-name="gr7" draw:text-style-name="P8" draw:layer="layout" svg:width="4.767cm" svg:height="1.115cm" svg:x="1.171cm" svg:y="2.926cm">
            <draw:text-box>
              <text:p><text:span text:style-name="T2">Видео стимули</text:span></text:p>
            </draw:text-box>
          </draw:frame>
          <draw:custom-shape draw:style-name="gr8" draw:text-style-name="P9" draw:layer="layout" svg:width="0.635cm" svg:height="0.508cm" svg:x="7.096cm" svg:y="13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7.7cm" svg:height="0.762cm" svg:x="1cm" svg:y="19.28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0" draw:layer="layout" svg:width="3.948cm" svg:height="0.683cm" svg:x="1.089cm" svg:y="19.315cm">
            <draw:text-box>
              <text:p><text:span text:style-name="T2">Лог событие видео</text:span></text:p>
            </draw:text-box>
          </draw:frame>
          <draw:frame draw:style-name="gr10" draw:text-style-name="P10" draw:layer="layout" svg:width="5.074cm" svg:height="0.683cm" svg:x="12.689cm" svg:y="19.316cm">
            <draw:text-box>
              <text:p><text:span text:style-name="T2">Лог событие приложения</text:span></text:p>
            </draw:text-box>
          </draw:frame>
          <draw:frame draw:style-name="gr10" draw:text-style-name="P10" draw:layer="layout" svg:width="5.345cm" svg:height="0.683cm" svg:x="23.289cm" svg:y="19.317cm">
            <draw:text-box>
              <text:p><text:span text:style-name="T2">Лог событие камры/трекер</text:span></text:p>
            </draw:text-box>
          </draw:frame>
        </draw:g>
      </draw:page>
      <draw:page draw:name="page2" draw:style-name="dp1" draw:master-page-name="Default">
        <draw:g>
          <draw:custom-shape draw:style-name="gr1" draw:text-style-name="P1" draw:layer="layout" svg:width="27.7cm" svg:height="18.965cm" svg:x="1.032cm" svg:y="0.99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cm" svg:y1="4.264cm" svg:x2="28.7cm" svg:y2="4.264cm">
            <text:p/>
          </draw:line>
          <draw:custom-shape draw:style-name="gr11" draw:text-style-name="P4" draw:layer="layout" svg:width="7.044cm" svg:height="0.762cm" svg:x="11.071cm" svg:y="1.797cm">
            <text:p text:style-name="P3"><text:span text:style-name="T1">Выберите </text:span><text:span text:style-name="T2">выходной</text:span><text:span text:style-name="T1"> катаог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7.044cm" svg:height="0.762cm" svg:x="11.071cm" svg:y="2.997cm">
            <text:p text:style-name="P3"><text:span text:style-name="T1">Выберите видео стимули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798cm" svg:height="0.762cm" svg:x="24.517cm" svg:y="1.797cm">
            <text:p text:style-name="P5"><text:span text:style-name="T3">начать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8.751cm" svg:height="0.762cm" svg:x="19.564cm" svg:y="2.997cm">
            <text:p text:style-name="P5"><text:span text:style-name="T4">60</text:span></text:p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4.767cm" svg:height="1.115cm" svg:x="19.369cm" svg:y="1.824cm">
            <draw:text-box>
              <text:p><text:span text:style-name="T2">Используемый FPS 60</text:span></text:p>
            </draw:text-box>
          </draw:frame>
          <draw:frame draw:style-name="gr7" draw:text-style-name="P8" draw:layer="layout" svg:width="4.767cm" svg:height="1.115cm" svg:x="1.17cm" svg:y="1.825cm">
            <draw:text-box>
              <text:p><text:span text:style-name="T2">Выходной каталог</text:span></text:p>
            </draw:text-box>
          </draw:frame>
          <draw:frame draw:style-name="gr7" draw:text-style-name="P8" draw:layer="layout" svg:width="4.767cm" svg:height="1.115cm" svg:x="1.171cm" svg:y="2.926cm">
            <draw:text-box>
              <text:p><text:span text:style-name="T2">Видео стимули</text:span></text:p>
            </draw:text-box>
          </draw:frame>
          <draw:custom-shape draw:style-name="gr8" draw:text-style-name="P9" draw:layer="layout" svg:width="0.635cm" svg:height="0.508cm" svg:x="7.096cm" svg:y="13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7.7cm" svg:height="0.762cm" svg:x="1cm" svg:y="19.28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0" draw:layer="layout" svg:width="3.948cm" svg:height="0.683cm" svg:x="1.089cm" svg:y="19.315cm">
            <draw:text-box>
              <text:p><text:span text:style-name="T2">Лог событие видео</text:span></text:p>
            </draw:text-box>
          </draw:frame>
          <draw:frame draw:style-name="gr10" draw:text-style-name="P10" draw:layer="layout" svg:width="5.074cm" svg:height="0.683cm" svg:x="12.689cm" svg:y="19.316cm">
            <draw:text-box>
              <text:p><text:span text:style-name="T2">Лог событие приложения</text:span></text:p>
            </draw:text-box>
          </draw:frame>
          <draw:frame draw:style-name="gr10" draw:text-style-name="P10" draw:layer="layout" svg:width="5.345cm" svg:height="0.683cm" svg:x="23.289cm" svg:y="19.317cm">
            <draw:text-box>
              <text:p><text:span text:style-name="T2">Лог событие камры/трекер</text:span></text:p>
            </draw:text-box>
          </draw:frame>
          <draw:custom-shape draw:style-name="gr13" draw:text-style-name="P1" draw:layer="layout" svg:width="8.513cm" svg:height="1.078cm" svg:x="15.35cm" svg:y="0cm">
            <text:p text:style-name="P11"><text:span text:style-name="T3">Кнопка запустить видео эксперимент</text:span></text:p>
            <draw:enhanced-geometry svg:viewBox="0 0 21600 21600" draw:mirror-horizontal="true" draw:mirror-vertical="false" draw:type="line-callout-3" draw:modifiers="-5145.03171247357 32730.3058387396 -634.249471458774 11090.268767377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4" draw:text-style-name="P13" draw:layer="layout" svg:width="7.874cm" svg:height="1.905cm" svg:x="19.288cm" svg:y="4.683cm">
            <text:p text:style-name="P12"><text:span text:style-name="T3">Текстбокс редактирование </text:span></text:p>
            <text:p text:style-name="P12"><text:span text:style-name="T3">желаемый FPS видео </text:span></text:p>
            <draw:enhanced-geometry svg:viewBox="0 0 21600 21600" draw:mirror-horizontal="true" draw:mirror-vertical="false" draw:type="line-callout-3" draw:modifiers="-1738.97142857143 -11502.6232948583 -682.971428571429 6289.6117523609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5" draw:text-style-name="P13" draw:layer="layout" svg:width="7.874cm" svg:height="1.905cm" svg:x="9.66cm" svg:y="6.488cm">
            <text:p text:style-name="P12"><text:span text:style-name="T3">Кнопка для диалога </text:span></text:p>
            <text:p text:style-name="P12"><text:span text:style-name="T3">выборка видео стимули</text:span></text:p>
            <draw:enhanced-geometry svg:viewBox="0 0 21600 21600" draw:mirror-horizontal="true" draw:mirror-vertical="false" draw:type="line-callout-3" draw:modifiers="-935.314285714286 -34009.2339979014 -682.971428571429 6289.6117523609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6" draw:text-style-name="P13" draw:layer="layout" svg:width="7.579cm" svg:height="1.216cm" svg:x="6.155cm" svg:y="0.038cm">
            <text:p text:style-name="P12"><text:span text:style-name="T3">Кнопка для диалог </text:span></text:p>
            <text:p text:style-name="P12"><text:span text:style-name="T3">выборка выходного каталога</text:span></text:p>
            <draw:enhanced-geometry svg:viewBox="0 0 21600 21600" draw:mirror-horizontal="true" draw:mirror-vertical="false" draw:type="line-callout-3" draw:modifiers="-5639.36675461741 29746.5899753492 -712.401055408971 9832.7033689400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7" draw:text-style-name="P13" draw:layer="layout" svg:width="7.874cm" svg:height="1.905cm" svg:x="7.604cm" svg:y="16.621cm">
            <text:p text:style-name="P12"><text:span text:style-name="T3">Панел логов для </text:span></text:p>
            <text:p text:style-name="P12"><text:span text:style-name="T3">сообщество статусов </text:span></text:p>
            <text:p text:style-name="P12"><text:span text:style-name="T3">процессов</text:span></text:p>
            <draw:enhanced-geometry svg:viewBox="0 0 21600 21600" draw:mirror-horizontal="true" draw:mirror-vertical="false" draw:type="line-callout-3" draw:modifiers="-16882.2857142857 33816.5792235047 -682.971428571429 6289.6117523609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8" draw:text-style-name="P13" draw:layer="layout" svg:width="11.941cm" svg:height="2.999cm" svg:x="11.03cm" svg:y="10.525cm">
            <text:p text:style-name="P12"><text:span text:style-name="T3">зона для видеоплеера.</text:span></text:p>
            <text:p text:style-name="P12"><text:span text:style-name="T3">Пример здесь движущийся шарик в видео </text:span></text:p>
            <draw:enhanced-geometry svg:viewBox="0 0 21600 21600" draw:mirror-horizontal="false" draw:mirror-vertical="false" draw:type="line-callout-3" draw:modifiers="-6424.6524870206 20124 -452.185563557193 399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15T14:49:26.590481515</meta:creation-date>
    <meta:editing-duration>PT8M52S</meta:editing-duration>
    <meta:editing-cycles>6</meta:editing-cycles>
    <meta:generator>LibreOffice/6.4.3.2$MacOSX_X86_64 LibreOffice_project/747b5d0ebf89f41c860ec2a39efd7cb15b54f2d8</meta:generator>
    <dc:date>2020-05-15T16:00:33.958281558</dc:date>
    <meta:document-statistic meta:object-count="36"/>
  </office:meta>
</office:document-meta>
</file>